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<text:span text:style-name="Strong_20_Emphasis">Specie rare</text:span> (dentro il fiore, cliccandoci sopra, ci metterei: realizzazione di studi specie-specifici; propagazione di specie a rischio di estinzione mediante colture in vitro; pianificazione e allestimento di prove di germinazione; ....)</text:p>
      <text:p text:style-name="Text_20_body">2. <text:span text:style-name="Strong_20_Emphasis">Banche dei semi</text:span> (qui dentro ci metterei: consulenze per la creazione di collezioni di semi e altro materiale biologico; analisi del fiorume; studio delle banche dei semi del suolo)</text:p>
      <text:p text:style-name="Text_20_body">3. <text:span text:style-name="Strong_20_Emphasis">Piante fitoalimurgiche</text:span> (qui dentro ci sarebbero: consulenze per chef e artigiani del gusto; realizzazione di giardini e collezioni di specie edibili; domesticazione di specie selvatiche commestibili; corsi e atelier sul riconoscimento delle specie fitoalimurgiche)</text:p>
      <text:p text:style-name="Text_20_body">4. <text:span text:style-name="Strong_20_Emphasis">Ricerca scientifica</text:span> (qui dentro metterei: studi e ricerche nell'ambito della biologia ed ecologia delle malattie infettive delle piante; studi e ricerche sulla biologia del seme; pubblicazioni scientifiche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Gaggero</meta:initial-creator>
    <meta:creation-date>2023-01-25T10:51:32.163076927</meta:creation-date>
    <dc:date>2023-01-25T10:52:10.838883227</dc:date>
    <dc:creator>Diego Gaggero</dc:creator>
    <meta:editing-duration>PT39S</meta:editing-duration>
    <meta:editing-cycles>1</meta:editing-cycles>
    <meta:document-statistic meta:table-count="0" meta:image-count="0" meta:object-count="0" meta:page-count="1" meta:paragraph-count="4" meta:word-count="126" meta:character-count="900" meta:non-whitespace-character-count="778"/>
    <meta:generator>LibreOffice/7.4.4.2$Linux_X86_64 LibreOffice_project/85569322deea74ec9134968a29af2df5663baa21</meta:generator>
  </office:meta>
</office:document-meta>
</file>